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5.5/20"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2.75/20" office:value-type="float" office:value="0.6375" calcext:value-type="float">
            <text:p>0.6375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5.25/20" office:value-type="float" office:value="0.7625" calcext:value-type="float">
            <text:p>0.7625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2.5/20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2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3.5/20"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2.5/20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6.5/20"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3.25/20" office:value-type="float" office:value="0.6625" calcext:value-type="float">
            <text:p>0.6625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3/2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8.5/20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2.5/20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0:58:27.449360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03T10:58:52.500526564</dc:date>
    <meta:editing-duration>PT3H17M36S</meta:editing-duration>
    <meta:editing-cycles>18</meta:editing-cycles>
    <meta:generator>LibreOffice/5.1.6.2$Linux_X86_64 LibreOffice_project/10m0$Build-2</meta:generator>
    <meta:document-statistic meta:table-count="1" meta:cell-count="637" meta:object-count="0"/>
  </office:meta>
</office:document-meta>
</file>